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1.99pt" svg:height="382.48pt" svg:x="319.21pt" svg:y="0pt">
            <loext:p draw:notify-on-update-of-ranges="Sheet1.A1:Sheet1.A13 Sheet1.B1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923" calcext:value-type="float">
            <text:p>7.97923</text:p>
          </table:table-cell>
          <table:table-cell/>
          <table:table-cell office:value-type="float" office:value="137139" calcext:value-type="float">
            <text:p>137139</text:p>
          </table:table-cell>
          <table:table-cell office:value-type="string" calcext:value-type="string">
            <text:p>98/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9968" calcext:value-type="float">
            <text:p>4.1996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07385" calcext:value-type="float">
            <text:p>2.0738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30597" calcext:value-type="float">
            <text:p>1.30597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10349" calcext:value-type="float">
            <text:p>0.51034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61925" calcext:value-type="float">
            <text:p>0.36192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15054" calcext:value-type="float">
            <text:p>0.21505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95012" calcext:value-type="float">
            <text:p>0.195012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59537" calcext:value-type="float">
            <text:p>0.159537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59633" calcext:value-type="float">
            <text:p>0.15963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82039" calcext:value-type="float">
            <text:p>0.182039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160982" calcext:value-type="float">
            <text:p>0.160982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877289" calcext:value-type="float">
            <text:p>0.0877289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511.99pt" svg:height="382.48pt" svg:x="319.21pt" svg:y="0pt">
            <loext:p draw:notify-on-update-of-ranges="Sheet2.A1:Sheet2.A14 Sheet2.B1:Sheet2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4154" calcext:value-type="float">
            <text:p>7.24154</text:p>
          </table:table-cell>
          <table:table-cell/>
          <table:table-cell office:value-type="float" office:value="133871" calcext:value-type="float">
            <text:p>133871</text:p>
          </table:table-cell>
          <table:table-cell office:value-type="string" calcext:value-type="string">
            <text:p>97/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98911" calcext:value-type="float">
            <text:p>3.9891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94974" calcext:value-type="float">
            <text:p>1.9497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616" calcext:value-type="float">
            <text:p>1.2616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25406" calcext:value-type="float">
            <text:p>0.425406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22394" calcext:value-type="float">
            <text:p>0.722394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99549" calcext:value-type="float">
            <text:p>0.399549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70541" calcext:value-type="float">
            <text:p>0.270541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30491" calcext:value-type="float">
            <text:p>0.23049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3929" calcext:value-type="float">
            <text:p>0.1392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4961" calcext:value-type="float">
            <text:p>0.124961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810467" calcext:value-type="float">
            <text:p>0.0810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00(HIW starts)</text:p>
          </table:table-cell>
          <table:table-cell office:value-type="float" office:value="0.156883" calcext:value-type="float">
            <text:p>0.156883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3663" calcext:value-type="float">
            <text:p>0.3663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509.64pt" svg:height="379.47pt" svg:x="321.56pt" svg:y="3pt">
            <loext:p draw:notify-on-update-of-ranges="Sheet3.A1:Sheet3.A13 Sheet3.B1:Sheet3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631" calcext:value-type="float">
            <text:p>8.23631</text:p>
          </table:table-cell>
          <table:table-cell/>
          <table:table-cell office:value-type="float" office:value="114285" calcext:value-type="float">
            <text:p>114285</text:p>
          </table:table-cell>
          <table:table-cell office:value-type="string" calcext:value-type="string">
            <text:p>95/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859" calcext:value-type="float">
            <text:p>4.0385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21444" calcext:value-type="float">
            <text:p>2.2144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5902" calcext:value-type="float">
            <text:p>1.05902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06247" calcext:value-type="float">
            <text:p>0.606247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95257" calcext:value-type="float">
            <text:p>0.295257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21331" calcext:value-type="float">
            <text:p>0.321331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87963" calcext:value-type="float">
            <text:p>0.287963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44524" calcext:value-type="float">
            <text:p>0.244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00 (HIW starts)</text:p>
          </table:table-cell>
          <table:table-cell office:value-type="float" office:value="0.311042" calcext:value-type="float">
            <text:p>0.31104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42936" calcext:value-type="float">
            <text:p>0.342936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173611" calcext:value-type="float">
            <text:p>0.173611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307422" calcext:value-type="float">
            <text:p>0.307422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504.99pt" svg:height="377.23pt" svg:x="322.33pt" svg:y="3pt">
            <loext:p draw:notify-on-update-of-ranges="Sheet4.A1:Sheet4.A12 Sheet4.B1:Sheet4.B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3597" calcext:value-type="float">
            <text:p>8.93597</text:p>
          </table:table-cell>
          <table:table-cell office:value-type="float" office:value="100438" calcext:value-type="float">
            <text:p>100438</text:p>
          </table:table-cell>
          <table:table-cell office:value-type="string" calcext:value-type="string">
            <text:p>93/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33728" calcext:value-type="float">
            <text:p>4.3372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01871" calcext:value-type="float">
            <text:p>2.0187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36744" calcext:value-type="float">
            <text:p>1.3674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76872" calcext:value-type="float">
            <text:p>0.47687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48531" calcext:value-type="float">
            <text:p>0.348531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62028" calcext:value-type="float">
            <text:p>0.16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0 (HIW starts)</text:p>
          </table:table-cell>
          <table:table-cell office:value-type="float" office:value="0.30896" calcext:value-type="float">
            <text:p>0.3089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0963" calcext:value-type="float">
            <text:p>0.30963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12891" calcext:value-type="float">
            <text:p>0.31289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56691" calcext:value-type="float">
            <text:p>0.45669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05687" calcext:value-type="float">
            <text:p>0.4056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21:27:15.513436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6:24.427588920</meta:creation-date>
    <dc:date>2020-07-09T21:29:49.058682606</dc:date>
    <meta:editing-duration>PT44M21S</meta:editing-duration>
    <meta:editing-cycles>11</meta:editing-cycles>
    <meta:generator>LibreOffice/5.1.6.2$Linux_X86_64 LibreOffice_project/10m0$Build-2</meta:generator>
    <meta:document-statistic meta:table-count="4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3cm" svg:height="13.494cm" xlink:href=".." xlink:type="simple" chart:class="chart:line" chart:style-name="ch1">
        <chart:title svg:x="7.585cm" svg:y="0.405cm" chart:style-name="ch2">
          <text:p>98%RW&amp;ISW</text:p>
        </chart:title>
        <chart:plot-area chart:style-name="ch3" table:cell-range-address="Sheet1.A1:Sheet1.B13" chart:data-source-has-labels="column" svg:x="1.372cm" svg:y="1.453cm" svg:width="16.33cm" svg:height="10.791cm">
          <chartooo:coordinate-region svg:x="1.808cm" svg:y="1.652cm" svg:width="15.429cm" svg:height="9.945cm"/>
          <chart:axis chart:dimension="x" chart:name="primary-x" chart:style-name="ch4" chartooo:axis-type="auto">
            <chartooo:date-scale/>
            <chart:title svg:x="8.832cm" svg:y="12.513cm" chart:style-name="ch5">
              <text:p>time step</text:p>
            </chart:title>
            <chart:categories table:cell-range-address="Sheet1.A1:Sheet1.A13"/>
          </chart:axis>
          <chart:axis chart:dimension="y" chart:name="primary-y" chart:style-name="ch4">
            <chart:title svg:x="0.451cm" svg:y="7.223cm" chart:style-name="ch6">
              <text:p>ratio</text:p>
            </chart:title>
            <chart:grid chart:style-name="ch7" chart:class="major"/>
          </chart:axis>
          <chart:series chart:style-name="ch8" chart:values-cell-range-address="Sheet1.B1:Sheet1.B1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3</svg:desc>
                </draw:g>
              </table:table-cell>
              <table:table-cell office:value-type="float" office:value="7.97923">
                <text:p>7.97923</text:p>
                <draw:g>
                  <svg:desc>Sheet1.B1:Sheet1.B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9968">
                <text:p>4.199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7385">
                <text:p>2.0738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30597">
                <text:p>1.305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10349">
                <text:p>0.5103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61925">
                <text:p>0.3619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95012">
                <text:p>0.1950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59537">
                <text:p>0.15953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59633">
                <text:p>0.1596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82039">
                <text:p>0.18203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160982">
                <text:p>0.16098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877289">
                <text:p>0.0877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3cm" svg:height="13.494cm" xlink:href=".." xlink:type="simple" chart:class="chart:line" chart:style-name="ch1">
        <chart:title svg:x="6.619cm" svg:y="0.405cm" chart:style-name="ch2">
          <text:p>97%RW&amp;ISW - 1%HIW</text:p>
        </chart:title>
        <chart:plot-area chart:style-name="ch3" table:cell-range-address="Sheet2.A1:Sheet2.B14" chart:data-source-has-labels="column" svg:x="1.372cm" svg:y="1.453cm" svg:width="16.33cm" svg:height="10.791cm">
          <chartooo:coordinate-region svg:x="1.808cm" svg:y="1.453cm" svg:width="15.752cm" svg:height="8.098cm"/>
          <chart:axis chart:dimension="x" chart:name="primary-x" chart:style-name="ch4" chartooo:axis-type="auto">
            <chartooo:date-scale/>
            <chart:title svg:x="8.832cm" svg:y="12.513cm" chart:style-name="ch5">
              <text:p>time step</text:p>
            </chart:title>
            <chart:categories table:cell-range-address="Sheet2.A1:Sheet2.A14"/>
          </chart:axis>
          <chart:axis chart:dimension="y" chart:name="primary-y" chart:style-name="ch4">
            <chart:title svg:x="0.451cm" svg:y="7.223cm" chart:style-name="ch6">
              <text:p>ratio</text:p>
            </chart:title>
            <chart:grid chart:style-name="ch7" chart:class="major"/>
          </chart:axis>
          <chart:series chart:style-name="ch8" chart:values-cell-range-address="Sheet2.B1:Sheet2.B14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1:Sheet2.A14</svg:desc>
                </draw:g>
              </table:table-cell>
              <table:table-cell office:value-type="float" office:value="7.24154">
                <text:p>7.24154</text:p>
                <draw:g>
                  <svg:desc>Sheet2.B1:Sheet2.B1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98911">
                <text:p>3.989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94974">
                <text:p>1.949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2616">
                <text:p>1.26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25406">
                <text:p>0.4254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22394">
                <text:p>0.7223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99549">
                <text:p>0.39954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70541">
                <text:p>0.27054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30491">
                <text:p>0.23049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3929">
                <text:p>0.139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24961">
                <text:p>0.12496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810467">
                <text:p>0.0810467</text:p>
              </table:table-cell>
            </table:table-row>
            <table:table-row>
              <table:table-cell office:value-type="string">
                <text:p>12000(HIW starts)</text:p>
              </table:table-cell>
              <table:table-cell office:value-type="float" office:value="0.156883">
                <text:p>0.15688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3663">
                <text:p>0.3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8cm" svg:height="13.388cm" xlink:href=".." xlink:type="simple" chart:class="chart:line" chart:style-name="ch1">
        <chart:title svg:x="6.578cm" svg:y="0.403cm" chart:style-name="ch2">
          <text:p>95%RW&amp;ISW - 3%HIW</text:p>
        </chart:title>
        <chart:plot-area chart:style-name="ch3" table:cell-range-address="Sheet3.A1:Sheet3.B13" chart:data-source-has-labels="column" svg:x="1.37cm" svg:y="1.449cm" svg:width="16.251cm" svg:height="10.691cm">
          <chartooo:coordinate-region svg:x="1.806cm" svg:y="1.449cm" svg:width="15.673cm" svg:height="8.053cm"/>
          <chart:axis chart:dimension="x" chart:name="primary-x" chart:style-name="ch4" chartooo:axis-type="auto">
            <chartooo:date-scale/>
            <chart:title svg:x="8.79cm" svg:y="12.407cm" chart:style-name="ch5">
              <text:p>time step</text:p>
            </chart:title>
            <chart:categories table:cell-range-address="Sheet3.A1:Sheet3.A13"/>
          </chart:axis>
          <chart:axis chart:dimension="y" chart:name="primary-y" chart:style-name="ch4">
            <chart:title svg:x="0.451cm" svg:y="7.169cm" chart:style-name="ch6">
              <text:p>ratio</text:p>
            </chart:title>
            <chart:grid chart:style-name="ch7" chart:class="major"/>
          </chart:axis>
          <chart:series chart:style-name="ch8" chart:values-cell-range-address="Sheet3.B1:Sheet3.B1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3.A1:Sheet3.A13</svg:desc>
                </draw:g>
              </table:table-cell>
              <table:table-cell office:value-type="float" office:value="8.23631">
                <text:p>8.23631</text:p>
                <draw:g>
                  <svg:desc>Sheet3.B1:Sheet3.B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3859">
                <text:p>4.038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21444">
                <text:p>2.214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05902">
                <text:p>1.059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06247">
                <text:p>0.6062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95257">
                <text:p>0.29525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21331">
                <text:p>0.32133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87963">
                <text:p>0.287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44524">
                <text:p>0.244524</text:p>
              </table:table-cell>
            </table:table-row>
            <table:table-row>
              <table:table-cell office:value-type="string">
                <text:p>9000 (HIW starts)</text:p>
              </table:table-cell>
              <table:table-cell office:value-type="float" office:value="0.311042">
                <text:p>0.3110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42936">
                <text:p>0.34293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173611">
                <text:p>0.17361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07422">
                <text:p>0.307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16cm" svg:height="13.309cm" xlink:href=".." xlink:type="simple" chart:class="chart:line" chart:style-name="ch1">
        <chart:title svg:x="6.496cm" svg:y="0.402cm" chart:style-name="ch2">
          <text:p>93%RW&amp;ISW - 5%HIW</text:p>
        </chart:title>
        <chart:plot-area chart:style-name="ch3" table:cell-range-address="Sheet4.A1:Sheet4.B12" chart:data-source-has-labels="column" svg:x="1.367cm" svg:y="1.447cm" svg:width="16.093cm" svg:height="10.615cm">
          <chartooo:coordinate-region svg:x="1.803cm" svg:y="1.447cm" svg:width="15.33cm" svg:height="7.977cm"/>
          <chart:axis chart:dimension="x" chart:name="primary-x" chart:style-name="ch4" chartooo:axis-type="auto">
            <chartooo:date-scale/>
            <chart:title svg:x="8.708cm" svg:y="12.328cm" chart:style-name="ch5">
              <text:p>time step</text:p>
            </chart:title>
            <chart:categories table:cell-range-address="Sheet4.A1:Sheet4.A12"/>
          </chart:axis>
          <chart:axis chart:dimension="y" chart:name="primary-y" chart:style-name="ch4">
            <chart:title svg:x="0.451cm" svg:y="7.129cm" chart:style-name="ch6">
              <text:p>ratio</text:p>
            </chart:title>
            <chart:grid chart:style-name="ch7" chart:class="major"/>
          </chart:axis>
          <chart:series chart:style-name="ch8" chart:values-cell-range-address="Sheet4.B1:Sheet4.B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4.A1:Sheet4.A12</svg:desc>
                </draw:g>
              </table:table-cell>
              <table:table-cell office:value-type="float" office:value="8.93597">
                <text:p>8.93597</text:p>
                <draw:g>
                  <svg:desc>Sheet4.B1:Sheet4.B1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33728">
                <text:p>4.337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1871">
                <text:p>2.018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36744">
                <text:p>1.367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76872">
                <text:p>0.4768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48531">
                <text:p>0.348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62028">
                <text:p>0.162028</text:p>
              </table:table-cell>
            </table:table-row>
            <table:table-row>
              <table:table-cell office:value-type="string">
                <text:p>7000 (HIW starts)</text:p>
              </table:table-cell>
              <table:table-cell office:value-type="float" office:value="0.30896">
                <text:p>0.308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30963">
                <text:p>0.3096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312891">
                <text:p>0.3128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56691">
                <text:p>0.45669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05687">
                <text:p>0.405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